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1.9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104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 style:data-style-name="N10104">
      <style:table-cell-properties fo:background-color="#dddddd" style:text-align-source="fix" style:repeat-content="false" fo:border="none"/>
      <style:paragraph-properties fo:text-align="center" fo:margin-left="0in"/>
    </style:style>
    <style:style style:name="ce14" style:family="table-cell" style:parent-style-name="Default" style:data-style-name="N10104">
      <style:table-cell-properties fo:background-color="#dddddd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10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010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19" style:family="table-cell" style:parent-style-name="Default" style:data-style-name="N10104">
      <style:table-cell-properties fo:border-bottom="none" fo:background-color="#dddddd" fo:border-left="none" fo:border-right="none" fo:border-top="0.74pt solid #000000"/>
    </style:style>
    <style:style style:name="ce20" style:family="table-cell" style:parent-style-name="Default" style:data-style-name="N10104">
      <style:table-cell-properties fo:background-color="#dddddd" fo:border="none"/>
    </style:style>
    <style:style style:name="ce21" style:family="table-cell" style:parent-style-name="Default" style:data-style-name="N10104">
      <style:table-cell-properties fo:border-bottom="0.74pt solid #000000" fo:background-color="#dddddd" fo:border-left="none" fo:border-right="none" fo:border-top="none"/>
    </style:style>
    <style:style style:name="ce22" style:family="table-cell" style:parent-style-name="Default" style:data-style-name="N10104">
      <style:table-cell-properties fo:border-bottom="0.74pt solid #000000" fo:background-color="#ffffa6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3" style:family="table-cell" style:parent-style-name="Default" style:data-style-name="N10104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4" style:family="table-cell" style:parent-style-name="Default" style:data-style-name="N10104">
      <style:table-cell-properties fo:border-bottom="0.74pt solid #000000" fo:background-color="#afd095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GSE BO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ressure Relief (300psig)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currency" office:currency="USD" office:value="29.74" calcext:value-type="currency">
            <text:p>$29.74</text:p>
          </table:table-cell>
          <table:table-cell table:style-name="ce19" table:formula="of:=[.D4]*[.C4]" office:value-type="currency" office:currency="USD" office:value="59.48" calcext:value-type="currency">
            <text:p>$59.48</text:p>
          </table:table-cell>
          <table:table-cell table:style-name="ce7" office:value-type="string" calcext:value-type="string">
            <text:p><text:a xlink:href="https://www.mcmaster.com/9889K19-9889K162/" xlink:type="simple">https://www.mcmaster.com/9889K19-9889K162/</text:a></text:p>
          </table:table-cell>
          <table:table-cell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OS Pts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currency" office:currency="USD" office:value="34.69" calcext:value-type="currency">
            <text:p>$34.69</text:p>
          </table:table-cell>
          <table:table-cell table:style-name="ce20" table:formula="of:=[.C5]*[.D5]" office:value-type="currency" office:currency="USD" office:value="69.38" calcext:value-type="currency">
            <text:p>$69.38</text:p>
          </table:table-cell>
          <table:table-cell table:style-name="ce8" office:value-type="string" calcext:value-type="string">
            <text:p>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uel + Chamber Pt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currency" office:currency="USD" office:value="25" calcext:value-type="currency">
            <text:p>$25.00</text:p>
          </table:table-cell>
          <table:table-cell table:style-name="ce20" table:formula="of:=[.C6]*[.D6]" office:value-type="currency" office:currency="USD" office:value="75" calcext:value-type="currency">
            <text:p>$75.00</text:p>
          </table:table-cell>
          <table:table-cell table:style-name="ce9" office:value-type="string" calcext:value-type="string">
            <text:p>https://www.amazon.com/Transducer-Stainless-Transmitter-Automobile-Motorcycle/dp/B09FXBHW9F/ref=sr_1_1_sspa?crid=I56U2CZSYQOI&amp;dib=eyJ2IjoiMSJ9.n-x6NP6fRVQCLdvDoEGQZU5jr1BnBppf7ck5Kxb1VjKF7geuOmjYJpCJypBB3IMQT3g9X66w5meIUcK-hE-sWbXKPN1p5eeMNdkMLAOYCZSpS8xcByQJeTIVQpTEHLx9M3r92CMP1KTFLtl5MADEzMZDpyQ689lBj8HLiaWYTeywMpR5XDYSzz8HysV8Hx_o8nqoT3q5M8BgU32XpL25tTOEwry9TNkc0MXbb8qatWI.exW3O3owrNQlRYhIyMlfwwHj_nNS2-P6Iq3AgMe5ku0&amp;dib_tag=se&amp;keywords=pressure%2Btransducer%2B500%2Bpsi&amp;qid=1712515405&amp;sprefix=pressure%2Btransud%2Caps%2C344&amp;sr=8-1-spons&amp;sp_csd=d2lkZ2V0TmFtZT1zcF9hdGY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itrogen PT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45" calcext:value-type="currency">
            <text:p>$45.00</text:p>
          </table:table-cell>
          <table:table-cell table:style-name="ce20" table:formula="of:=[.C7]*[.D7]" office:value-type="currency" office:currency="USD" office:value="45" calcext:value-type="currency">
            <text:p>$45.00</text:p>
          </table:table-cell>
          <table:table-cell table:style-name="ce9" office:value-type="string" calcext:value-type="string">
            <text:p>https://www.amazon.com/IIL-Pressure-transducer-Sender-Water/dp/B07GWCJCH4/ref=sr_1_3?crid=2VP20O97UYFCS&amp;dib=eyJ2IjoiMSJ9.eju-UQ5lJLAfhRsoImmM2NYmTE7sYUQM3yrqyGj7QfhRtrxiRSDw_3h3Q2nKFgGIJpA4aPXgle2TP22tdpQirN9fVw2RpEiT76Nmm1q-z71yxs5VnO17JQoSnZRmPhgqUQn7aCUTSp8j7dI4fCFstqsvHH08BnlIleTw06NZ7VMLCKjSj3M3SslN8WcA73iEm4A6xKZwSu13eB93Z3uwEtHtkCNkxtSSNAaR2hfALMI.wo00cVFNuU5novlWrCYpHxpVe5wQZ3lmlfOd1VxC4mU&amp;dib_tag=se&amp;keywords=3000+psi+pressure+transducer&amp;qid=1712515924&amp;sprefix=3000+psi+pressure+trans%2Caps%2C432&amp;sr=8-3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In Fluid Tcs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currency" office:currency="USD" office:value="30.44" calcext:value-type="currency">
            <text:p>$30.44</text:p>
          </table:table-cell>
          <table:table-cell table:style-name="ce20" table:formula="of:=[.C8]*[.D8]" office:value-type="currency" office:currency="USD" office:value="121.76" calcext:value-type="currency">
            <text:p>$121.76</text:p>
          </table:table-cell>
          <table:table-cell table:style-name="ce9" office:value-type="string" calcext:value-type="string">
            <text:p>https://www.mcmaster.com/39095K64/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Skin Tcs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25.79" calcext:value-type="currency">
            <text:p>$25.79</text:p>
          </table:table-cell>
          <table:table-cell table:style-name="ce20" table:formula="of:=[.C9]*[.D9]" office:value-type="currency" office:currency="USD" office:value="25.79" calcext:value-type="currency">
            <text:p>$25.79</text:p>
          </table:table-cell>
          <table:table-cell table:style-name="ce9" office:value-type="string" calcext:value-type="string">
            <text:p>https://www.amazon.com/Temperature-K-type-Thermocouple-Kapton-insulation/dp/B074GDY7WZ?source=ps-sl-shoppingads-lpcontext&amp;ref_=fplfs&amp;psc=1&amp;smid=A2Z11XO0S3YBCN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Engine Load Cell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currency" office:currency="USD" office:value="25" calcext:value-type="currency">
            <text:p>$25.00</text:p>
          </table:table-cell>
          <table:table-cell table:style-name="ce20" table:formula="of:=[.C10]*[.D10]" office:value-type="currency" office:currency="USD" office:value="50" calcext:value-type="currency">
            <text:p>$50.00</text:p>
          </table:table-cell>
          <table:table-cell table:style-name="ce9" office:value-type="string" calcext:value-type="string">
            <text:p>https://www.amazon.com/YZC-516C-Tension-Compression-Weight-batching/dp/B0BG9TH1S8/ref=sr_1_1_sspa?crid=1F6J41TDP9HPP&amp;dib=eyJ2IjoiMSJ9.fu6BPOZYtHH4H2ku_HpjVKNNX9cGFkmosaXT6CwDl9IcJQjRn7jNMMGrZw_ZFG71Q_QVzUtznyxP5mrXSP2doCUhuZhxU_JtuO0bL6b1QbX3fjaM3p_AnWW2_wiUHE3HdHbR0b-7R-DYb7nrEFjMFkIidjkn9kHwl706q-DAK5a9PQ-lqDr8q3X6QPQrCBNqdf3TgMgP10OdcYeT7nBn3SnoNLtIBvcym1qYwQxiIis.US76KOHotcOfM6rJwRUDtR08OeDXlU2mW0CXmkmRfv0&amp;dib_tag=se&amp;keywords=100kg+s+load+cell&amp;qid=1712515144&amp;sprefix=100kg+s+load+%2Caps%2C270&amp;sr=8-1-spons&amp;sp_csd=d2lkZ2V0TmFtZT1zcF9hdGY&amp;psc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2 Regulato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6.99" calcext:value-type="currency">
            <text:p>$36.99</text:p>
          </table:table-cell>
          <table:table-cell table:style-name="ce20" table:formula="of:=[.C11]*[.D11]" office:value-type="currency" office:currency="USD" office:value="36.99" calcext:value-type="currency">
            <text:p>$36.99</text:p>
          </table:table-cell>
          <table:table-cell table:style-name="ce9" office:value-type="string" calcext:value-type="string">
            <text:p>https://www.amazon.com/Nitrogen-Regulator-Delivery-Pressure-Connection/dp/B09FXSDTFY/ref=sr_1_3?crid=G27DYCH0MPOZ&amp;dib=eyJ2IjoiMSJ9.Lq7QIqGfdrRxSxRGbSKEU6oSiAX9KeUwS6EHVtj2S_RL9L2_j2Ai_peP1tUTwHRVN996UOTuWCjjLsvRcK3N4jYDwkdgPqPNmFmMtd5JlGyBC-RiHSnGRXJoK8-u5eqjYA5QrYS6ZTl-SfkXuQDr5otvYiiGggtycuHNocbrk8AIneW-0yb1LC3XBkVLJ6ootoulUTr2-xBrEG9LyLUmLDnTAVdAoVVOUjTW511xFSk.2qhXxcZJ6CV33U5DYMhOkbqOTIol5RuQ72cMtMPOlyI&amp;dib_tag=se&amp;keywords=0-400psig+regulator&amp;qid=1712455248&amp;sprefix=0-400ps+regulator%2Caps%2C228&amp;sr=8-3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2 Tan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05.8" calcext:value-type="currency">
            <text:p>$105.80</text:p>
          </table:table-cell>
          <table:table-cell table:style-name="ce20" table:formula="of:=[.C12]*[.D12]" office:value-type="currency" office:currency="USD" office:value="105.8" calcext:value-type="currency">
            <text:p>$105.80</text:p>
          </table:table-cell>
          <table:table-cell table:style-name="ce9" office:value-type="string" calcext:value-type="string">
            <text:p>https://www.amazon.com/Steel-Nitrogen-Cylinder-CGA580-Valve/dp/B01E2T8IUS/ref=sr_1_5?crid=2WESMH2KI9RNC&amp;dib=eyJ2IjoiMSJ9.UkUxpWCjX_pMewvsD3aWuj7VH0FMFpE-Qej8D3Qy_5TWjO6rcDyk85D7egStnxqHOm9EhyuZyVw8PzQVLxx2BqXKHt87r-ECGiHXTchvH85RNd0Lyh9uQv5j07Gszc2COOSzBb1Kzr4LU5It0JwPMWdfnjvQmfTZt170yX2CHNJZQb2N4jqrp1obgsP2Q1avfdEmQ2bh1OXk3ycH20oFBvdlh5EYMUZTFACPb16njg9gQZ36Bxq_0iTYm9FfdrROzuzLDG5GT9aRYQk_U3DZ9kJuWKJ55UXqyBQQA-L3fQE.G-6oVPHWYk9HAKTX1KmDuQG73yr5a79DSe36juRHouM&amp;dib_tag=se&amp;keywords=nitrogen+bottle&amp;qid=1712454394&amp;sprefix=nitrogen+bottl%2Caps%2C167&amp;sr=8-5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uel Tan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27" calcext:value-type="currency">
            <text:p>$127.00</text:p>
          </table:table-cell>
          <table:table-cell table:style-name="ce20" table:formula="of:=[.C13]*[.D13]" office:value-type="currency" office:currency="USD" office:value="127" calcext:value-type="currency">
            <text:p>$127.00</text:p>
          </table:table-cell>
          <table:table-cell table:style-name="ce9" office:value-type="string" calcext:value-type="string">
            <text:p>https://www.amazon.com/Kegco-I22-580-Nitrogen-Pressure-Aluminum/dp/B0037B3BLE/ref=sr_1_5?crid=189FJLK5VGD7V&amp;dib=eyJ2IjoiMSJ9.kKSaQLcCbBU_4ziaPGCH2pR_W19GQ_DGJ5qfe-3U96PqgCmT5-hMFpHKlijd49UHP8OPYMHDaqxQoMUKcnowXHZxP1YaVax5w0Qhiz9s8x3gLI67C8EK9CvOppyQf30dG5BEmC50MKXVcQognfPkfIv-Oytoeifr2dkRyF9ptHGS6GQiwGqs2_PFLeqv2wRFL3RX3XV2_OJZdPbUVhowm7x9uLSdsG4rI_gyWCZ-g7g9BdLO8fGXbS_fez6ppWc3t80pHmG13wHMQcwG-UsR3aQb4DLdKlmWC_uVWvvVzsM.F5SNlG_caipPtgKYApMQqfA0-bVt0L3i1NSasG_ge0Q&amp;dib_tag=se&amp;keywords=aluminum+nitrogen+tank&amp;qid=1712515315&amp;sprefix=aluminum+nitrogen+ta%2Caps%2C324&amp;sr=8-5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1000psi Valve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currency" office:currency="USD" office:value="17.26" calcext:value-type="currency">
            <text:p>$17.26</text:p>
          </table:table-cell>
          <table:table-cell table:style-name="ce20" table:formula="of:=[.C14]*[.D14]" office:value-type="currency" office:currency="USD" office:value="51.78" calcext:value-type="currency">
            <text:p>$51.78</text:p>
          </table:table-cell>
          <table:table-cell table:style-name="ce9" office:value-type="string" calcext:value-type="string">
            <text:p>https://www.mcmaster.com/4112T23/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heck Valve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currency" office:currency="USD" office:value="22.2" calcext:value-type="currency">
            <text:p>$22.20</text:p>
          </table:table-cell>
          <table:table-cell table:style-name="ce20" table:formula="of:=[.C15]*[.D15]" office:value-type="currency" office:currency="USD" office:value="44.4" calcext:value-type="currency">
            <text:p>$44.40</text:p>
          </table:table-cell>
          <table:table-cell table:style-name="ce9" office:value-type="string" calcext:value-type="string">
            <text:p>https://www.mcmaster.com/7775K52/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OS Feed Valv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09.98" calcext:value-type="currency">
            <text:p>$109.98</text:p>
          </table:table-cell>
          <table:table-cell table:style-name="ce20" table:formula="of:=[.C16]*[.D16]" office:value-type="currency" office:currency="USD" office:value="109.98" calcext:value-type="currency">
            <text:p>$109.98</text:p>
          </table:table-cell>
          <table:table-cell table:style-name="ce9" office:value-type="string" calcext:value-type="string">
            <text:p>https://www.amazon.com/dp/B0CL6NX9V2/ref=twister_B0CL76SKJP?_encoding=UTF8&amp;psc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Purge Valv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59.98" calcext:value-type="currency">
            <text:p>$59.98</text:p>
          </table:table-cell>
          <table:table-cell table:style-name="ce20" office:value-type="currency" office:currency="USD" office:value="59.98" calcext:value-type="currency">
            <text:p>$59.98</text:p>
          </table:table-cell>
          <table:table-cell table:style-name="ce9" office:value-type="string" calcext:value-type="string">
            <text:p>https://www.amazon.com/U-S-Solid-Pressure-Solenoid-Valve/dp/B0BSNCWW34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uel Feed Valv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84.98" calcext:value-type="currency">
            <text:p>$84.98</text:p>
          </table:table-cell>
          <table:table-cell table:style-name="ce20" table:formula="of:=[.C18]*[.D18]" office:value-type="currency" office:currency="USD" office:value="84.98" calcext:value-type="currency">
            <text:p>$84.98</text:p>
          </table:table-cell>
          <table:table-cell table:style-name="ce9" office:value-type="string" calcext:value-type="string">
            <text:p>https://www.amazon.com/U-S-Solid-Pressure-Solenoid-Valve/dp/B0BSNHJ4WQ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OS Tan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60.89" calcext:value-type="currency">
            <text:p>$360.89</text:p>
          </table:table-cell>
          <table:table-cell table:style-name="ce20" table:formula="of:=[.C19]*[.D19]" office:value-type="currency" office:currency="USD" office:value="360.89" calcext:value-type="currency">
            <text:p>$360.89</text:p>
          </table:table-cell>
          <table:table-cell table:style-name="ce9" office:value-type="string" calcext:value-type="string">
            <text:p>https://www.amazon.com/NOS-14745NOS-Electric-10-pound-Nitrous/dp/B000COXD3K/ref=sr_1_11?dib=eyJ2IjoiMSJ9.bLkxhSfwxnxdCoNrzmPYDnz8P7iseEifkyv7_QTOqCO9aqjbHOoHpxDFULvvRGg3jm6hsSHqto_ZCTHvclAT0yFTNdx_w4Ibvm_-tMl80ICAaUtg9uFxNEe0rQrd0iYHC6rOamFthHbj-HtwMBG_5TKmR0uf7deUzIPGwi75_nCcKNfM-l26V81GfiPlvSyhkA8OxCS3IPKN-stzSssthnz1LJiqS_vr_eypJ0C65spur9z6KY-UozJii10eoSn4ZnShnR3jeiSU90R1Q9nalkJS98QH58ra-VNrO6xu5NA.OpvGIHfmEDZvwtNHNjeOTvNEcu2ua5TqvIOf3O-i6pg&amp;dib_tag=se&amp;keywords=10lb+nitrous+bottle&amp;qid=1712524865&amp;sr=8-1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itting, Tube ect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00" calcext:value-type="currency">
            <text:p>$300.00</text:p>
          </table:table-cell>
          <table:table-cell table:style-name="ce20" table:formula="of:=[.C20]*[.D20]" office:value-type="currency" office:currency="USD" office:value="300" calcext:value-type="currency">
            <text:p>$300.00</text:p>
          </table:table-cell>
          <table:table-cell table:style-name="ce9"/>
          <table:table-cell table:style-name="ce27" office:value-type="string" calcext:value-type="string">
            <text:p>Need to Add Detail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ube Cutte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5.99" calcext:value-type="currency">
            <text:p>$15.99</text:p>
          </table:table-cell>
          <table:table-cell table:style-name="ce20" table:formula="of:=[.C21]*[.D21]" office:value-type="currency" office:currency="USD" office:value="15.99" calcext:value-type="currency">
            <text:p>$15.99</text:p>
          </table:table-cell>
          <table:table-cell table:style-name="ce9" office:value-type="string" calcext:value-type="string">
            <text:p>https://www.amazon.com/Libraton-Tubing-Deburring-Aluminum-Stainless/dp/B09J2JY1Q6/ref=sxin_16_sbv_search_btf?content-id=amzn1.sym.c44d9f79-d706-4fe9-a72f-cc7d2fe3208f%3Aamzn1.sym.c44d9f79-d706-4fe9-a72f-cc7d2fe3208f&amp;cv_ct_cx=1%2F2%2Bcopper%2Btubing&amp;dib=eyJ2IjoiMSJ9.wFU0J8WP1sUEFhmomeD-2Q.O_oMKzAp3xqnKMda760wwcKZYkQsYYIL_CfRLeClEPM&amp;dib_tag=se&amp;keywords=1%2F2%2Bcopper%2Btubing&amp;pd_rd_i=B09J2JY1Q6&amp;pd_rd_r=6734e8c5-be2d-4c03-9741-44bf502f6c5f&amp;pd_rd_w=bsy0a&amp;pd_rd_wg=lnTCf&amp;pf_rd_p=c44d9f79-d706-4fe9-a72f-cc7d2fe3208f&amp;pf_rd_r=7BQWYMNZ41MEB7TS1PQ6&amp;qid=1712522775&amp;sbo=RZvfv%2F%2FHxDF%2BO5021pAnSA%3D%3D&amp;sr=1-1-5190daf0-67e3-427c-bea6-c72c1df98776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ube Bende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1.99" calcext:value-type="currency">
            <text:p>$31.99</text:p>
          </table:table-cell>
          <table:table-cell table:style-name="ce20" table:formula="of:=[.C22]*[.D22]" office:value-type="currency" office:currency="USD" office:value="31.99" calcext:value-type="currency">
            <text:p>$31.99</text:p>
          </table:table-cell>
          <table:table-cell table:style-name="ce9" office:value-type="string" calcext:value-type="string">
            <text:p>https://www.amazon.com/VEVOR-Pipe-Tube-Bender-Manual/dp/B0C4F6BWDX?source=ps-sl-shoppingads-lpcontext&amp;ref_=fplfs&amp;psc=1&amp;smid=ATVPDKIKX0DER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Tube Flare 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currency" office:currency="USD" office:value="153.75" calcext:value-type="currency">
            <text:p>$153.75</text:p>
          </table:table-cell>
          <table:table-cell table:style-name="ce21" table:formula="of:=[.C23]*[.D23]" office:value-type="currency" office:currency="USD" office:value="153.75" calcext:value-type="currency">
            <text:p>$153.75</text:p>
          </table:table-cell>
          <table:table-cell table:style-name="ce10" office:value-type="string" calcext:value-type="string">
            <text:p>https://www.aircraftspruce.com/catalog/topages/flaringtools2.php</text:p>
          </table:table-cell>
          <table:table-cell table:style-name="ce2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Budget</text:p>
          </table:table-cell>
          <table:table-cell table:style-name="ce22" office:value-type="currency" office:currency="USD" office:value="1500" calcext:value-type="currency">
            <text:p>$1,50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BOM Total</text:p>
          </table:table-cell>
          <table:table-cell table:style-name="ce23" table:formula="of:=SUM([.E5:.E23])" office:value-type="currency" office:currency="USD" office:value="1870.46" calcext:value-type="currency">
            <text:p>$1,870.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Margin</text:p>
          </table:table-cell>
          <table:table-cell table:style-name="ce24" table:formula="of:=[.E25]-[.E26]" office:value-type="currency" office:currency="USD" office:value="-370.46" calcext:value-type="currency">
            <text:p>-$370.4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1019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12:52.588651117</meta:creation-date>
    <dc:date>2024-04-07T14:51:06.431838532</dc:date>
    <meta:editing-duration>PT24M44S</meta:editing-duration>
    <meta:editing-cycles>8</meta:editing-cycles>
    <meta:generator>LibreOffice/7.3.7.2$Linux_X86_64 LibreOffice_project/30$Build-2</meta:generator>
    <meta:document-statistic meta:table-count="1" meta:cell-count="132" meta:object-count="0"/>
  </office:meta>
</office:document-meta>
</file>